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652" officeooo:paragraph-rsid="000bc652"/>
    </style:style>
    <style:style style:name="P2" style:family="paragraph" style:parent-style-name="Standard">
      <style:text-properties officeooo:rsid="000cd736" officeooo:paragraph-rsid="000cd736"/>
    </style:style>
    <style:style style:name="P3" style:family="paragraph" style:parent-style-name="Standard">
      <style:text-properties officeooo:rsid="000cd736" officeooo:paragraph-rsid="000cd736"/>
    </style:style>
    <style:style style:name="P4" style:family="paragraph" style:parent-style-name="Standard">
      <style:text-properties officeooo:rsid="0010f4db" officeooo:paragraph-rsid="0010f4db"/>
    </style:style>
    <style:style style:name="P5" style:family="paragraph" style:parent-style-name="Standard">
      <style:text-properties fo:color="#c9211e" loext:opacity="100%" fo:font-weight="bold" officeooo:rsid="0010f4db" officeooo:paragraph-rsid="0010f4d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Notes </text:p>
      <text:p text:style-name="P1"/>
      <text:p text:style-name="P2">Expression vs statement :</text:p>
      <text:p text:style-name="P2">expression is piece of code that produces a value. </text:p>
      <text:p text:style-name="P4">*****************************************************************************</text:p>
      <text:p text:style-name="P4"/>
      <text:p text:style-name="P4">(SECTION 8)</text:p>
      <text:p text:style-name="P5">HOW JAVASCRIPT WORKS BEHIND THE SCENE: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10:35:10.351234495</meta:creation-date>
    <meta:generator>LibreOffice/7.3.7.2$Linux_X86_64 LibreOffice_project/30$Build-2</meta:generator>
    <dc:date>2023-07-31T12:27:15.882532535</dc:date>
    <meta:editing-duration>PT6H9M24S</meta:editing-duration>
    <meta:editing-cycles>3</meta:editing-cycles>
    <meta:document-statistic meta:table-count="0" meta:image-count="0" meta:object-count="0" meta:page-count="1" meta:paragraph-count="6" meta:word-count="24" meta:character-count="220" meta:non-whitespace-character-count="199"/>
  </office:meta>
</office:document-meta>
</file>